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4.75cm" loext:decorative="false"/>
      <style:paragraph-properties style:writing-mode="lr-tb"/>
    </style:style>
    <style:style style:name="gr3" style:family="graphic" style:parent-style-name="standard">
      <style:graphic-properties draw:fill-color="#ff5722" draw:textarea-horizontal-align="justify" draw:textarea-vertical-align="middle" draw:auto-grow-height="false" fo:min-height="0.75cm" fo:min-width="2cm" loext:decorative="false"/>
    </style:style>
    <style:style style:name="gr4" style:family="graphic" style:parent-style-name="standard">
      <style:graphic-properties draw:fill-color="#616161" draw:textarea-horizontal-align="justify" draw:textarea-vertical-align="middle" draw:auto-grow-height="false" fo:min-height="1.251cm" fo:min-width="7.00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dd835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424242" draw:textarea-horizontal-align="justify" draw:textarea-vertical-align="middle" draw:auto-grow-height="false" fo:min-height="0.751cm" fo:min-width="5.00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44336" draw:textarea-horizontal-align="justify" draw:textarea-vertical-align="middle" draw:auto-grow-height="false" fo:min-height="0.751cm" fo:min-width="7.001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0df10b" draw:textarea-horizontal-align="justify" draw:textarea-vertical-align="middle" draw:auto-grow-height="false" fo:min-height="0.75cm" fo:min-width="2.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gr10" style:family="graphic" style:parent-style-name="standard">
      <style:graphic-properties draw:fill-color="#ff6f00" draw:textarea-horizontal-align="justify" draw:textarea-vertical-align="middle" draw:auto-grow-height="false" fo:min-height="1.5cm" fo:min-width="1.7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1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82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2.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5.6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5.2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2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3.63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4.7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7.291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title">
      <style:graphic-properties fo:min-height="2.845cm" loext:decorative="false"/>
      <style:paragraph-properties style:writing-mode="lr-tb"/>
    </style:style>
    <style:style style:name="pr4" style:family="presentation" style:parent-style-name="Обычный-title">
      <style:graphic-properties fo:min-height="1.793cm" loext:decorative="false"/>
      <style:paragraph-properties style:writing-mode="lr-tb"/>
    </style:style>
    <style:style style:name="pr5" style:family="presentation" style:parent-style-name="Обычный-title">
      <style:graphic-properties fo:min-height="1.872cm" loext:decorative="false"/>
      <style:paragraph-properties style:writing-mode="lr-tb"/>
    </style:style>
    <style:style style:name="pr6" style:family="presentation" style:parent-style-name="Обычный-title">
      <style:graphic-properties fo:min-height="1.874cm" loext:decorative="false"/>
      <style:paragraph-properties style:writing-mode="lr-tb"/>
    </style:style>
    <style:style style:name="pr7" style:family="presentation" style:parent-style-name="Обычный-title">
      <style:graphic-properties fo:min-height="1.372cm" loext:decorative="false"/>
      <style:paragraph-properties style:writing-mode="lr-tb"/>
    </style:style>
    <style:style style:name="pr8" style:family="presentation" style:parent-style-name="Обычный-title">
      <style:graphic-properties fo:min-height="1.37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-color="#ff5722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616161"/>
      <style:paragraph-properties fo:text-align="center" style:writing-mode="lr-tb"/>
    </style:style>
    <style:style style:name="P7" style:family="paragraph">
      <loext:graphic-properties draw:fill-color="#fdd835"/>
      <style:paragraph-properties fo:text-align="center" style:writing-mode="lr-tb"/>
    </style:style>
    <style:style style:name="P8" style:family="paragraph">
      <loext:graphic-properties draw:fill-color="#424242"/>
      <style:paragraph-properties fo:text-align="center" style:writing-mode="lr-tb"/>
    </style:style>
    <style:style style:name="P9" style:family="paragraph">
      <loext:graphic-properties draw:fill-color="#f44336"/>
      <style:paragraph-properties fo:text-align="center" style:writing-mode="lr-tb"/>
    </style:style>
    <style:style style:name="P10" style:family="paragraph">
      <loext:graphic-properties draw:fill-color="#0df10b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6f00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801cm" svg:y="5cm" presentation:class="title" presentation:user-transformed="true">
          <draw:text-box>
            <text:p><text:span text:style-name="T1">Как реагировать </text:span><text:span text:style-name="T1">на щелчки мыши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3" draw:layer="layout" svg:width="11.5cm" svg:height="15cm" svg:x="0cm" svg:y="0.5cm">
          <draw:text-box>
            <text:p text:style-name="P2"><text:span text:style-name="T2">Добавив кнопку на наш экран нужно настроить </text:span><text:span text:style-name="T2">программу, что она как-то реагировал на щелчку </text:span><text:span text:style-name="T2">мыши на нее. А мы определяем, что получится при </text:span><text:span text:style-name="T2">этом событии.</text:span></text:p>
            <text:p text:style-name="P2"><text:span text:style-name="T2">Как мы уже раньше обсудили, кнопка является </text:span><text:span text:style-name="T2">текстовым полем, а текст на этом поле является </text:span><text:span text:style-name="T2">изображением. Это поле создается как </text:span><text:span text:style-name="T2">прямоугольник.</text:span></text:p>
            <text:p text:style-name="P2"><text:span text:style-name="T2">А код для создания сообщение или текст, который </text:span><text:span text:style-name="T2">следует поместить в текстовое поле представлено </text:span><text:span text:style-name="T2">на правой стороне:</text:span></text:p>
            <text:p text:style-name="P2"><text:span text:style-name="T2">Важно знать где находится прямоугольник, </text:span><text:span text:style-name="T2">служащий текстовым полем, чтобы мы смогли </text:span><text:span text:style-name="T2">поместить прямоугольник с текстом в том же месте, </text:span><text:span text:style-name="T2">и более важно, чтобы мы pygame знал, чтобы </text:span><text:span text:style-name="T2">сейчас курсор мыши находится на этом </text:span><text:span text:style-name="T2">прямоугольнике, и щелчка была выполнена.</text:span></text:p>
            <text:p text:style-name="P2"><text:span text:style-name="T2">Поместив текст в поле, нарисовав прямоугольники </text:span><text:span text:style-name="T2">на экран следует настроить мышь и реакции при </text:span><text:span text:style-name="T2">щелчке на этой области, где находится кнопка.</text:span></text:p>
          </draw:text-box>
        </draw:frame>
        <draw:custom-shape draw:style-name="gr3" draw:text-style-name="P4" draw:layer="layout" svg:width="2.5cm" svg:height="1cm" svg:x="14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5cm" svg:height="1.5cm" svg:x="17cm" svg:y="1cm">
          <text:p text:style-name="P5"><text:span text:style-name="T3">Pygame.Rect(x, y, width, height)</text:span></text:p>
          <draw:enhanced-geometry svg:viewBox="0 0 21600 21600" draw:glue-points="10800 0 0 10800 10800 21600 21600 10800 ?f40 ?f41" draw:text-areas="0 0 21600 21600" draw:type="rectangular-callout" draw:modifiers="676.709772030396 28982.2784810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5.5cm" svg:height="2cm" svg:x="14.5cm" svg:y="7cm">
          <text:p text:style-name="P5">Сообщение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5cm" svg:height="1cm" svg:x="12cm" svg:y="5.5cm">
          <text:p text:style-name="P5"><text:span text:style-name="T3"><text:s/></text:span><text:span text:style-name="T3">Pygame.font.render(msg, True, T_color, Bgrd_color)</text:span></text:p>
          <draw:enhanced-geometry svg:viewBox="0 0 21600 21600" draw:glue-points="10800 0 0 10800 10800 21600 21600 10800 ?f40 ?f41" draw:text-areas="0 0 21600 21600" draw:type="rectangular-callout" draw:modifiers="15435.3026722414 47192.007992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7.5cm" svg:height="1cm" svg:x="18.5cm" svg:y="5cm">
          <text:p text:style-name="P5"><text:span text:style-name="T4">Pygame.get_rect()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polygon draw:style-name="gr8" draw:text-style-name="P10" draw:layer="layout" svg:width="2.999cm" svg:height="3.499cm" svg:x="18.5cm" svg:y="6cm" svg:viewBox="0 0 3000 3500" draw:points="0,0 3000,0 3000,1000 3000,2500 3000,3500 0,3500 0,2500 0,1000">
          <text:p/>
        </draw:polygon>
        <draw:frame draw:style-name="gr9" draw:text-style-name="P11" draw:layer="layout" svg:width="11.5cm" svg:height="12cm" svg:x="0cm" svg:y="1.5cm">
          <draw:text-box>
            <text:p><text:span text:style-name="T2">Положение мыши получится с помощью метода </text:span><text:span text:style-name="T2">pygame.mouse.get_pos().</text:span></text:p>
            <text:p><text:span text:style-name="T2">Нажатие правой кнопки мыши является событием </text:span><text:span text:style-name="T2">типа pygame.MOUSEBUTTONDOWN.</text:span></text:p>
            <text:p><text:span text:style-name="T2"/></text:p>
            <text:p><text:span text:style-name="T2">Метод collidepoint() вызывается через </text:span><text:span text:style-name="T2">прямоугольник кнопки, или любой прямоугольник, </text:span><text:span text:style-name="T2">проверяет, находится ли курсор мыши в области </text:span><text:span text:style-name="T2">данного прямоугольника или нет, и возвращает True </text:span><text:span text:style-name="T2">или False при результате проверки.</text:span></text:p>
            <text:p><text:span text:style-name="T2">Метода принимает позицию мыши в качестве </text:span><text:span text:style-name="T2">аргумента.</text:span></text:p>
            <text:p><text:span text:style-name="T2"/></text:p>
            <text:p><text:span text:style-name="T2">button_object.rect.collidepoint(mouse_pos)</text:span></text:p>
          </draw:text-box>
        </draw:frame>
        <draw:custom-shape draw:style-name="gr10" draw:text-style-name="P12" xml:id="id1" draw:id="id1" draw:layer="layout" svg:width="4.5cm" svg:height="3.5cm" svg:x="17.5cm" svg:y="1.5cm">
          <text:p text:style-name="P5"><text:span text:style-name="T5">Mousebuttondown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1" draw:layer="layout" svg:width="3cm" svg:height="1.385cm" svg:x="18.5cm" svg:y="7.115cm">
          <draw:text-box>
            <text:p text:style-name="P13"><text:span text:style-name="T5">Check if mouse is in the field</text:span></text:p>
          </draw:text-box>
        </draw:frame>
        <draw:frame draw:style-name="gr12" draw:text-style-name="P11" draw:layer="layout" svg:width="3cm" svg:height="1.073cm" svg:x="18.5cm" svg:y="8.5cm">
          <draw:text-box>
            <text:p text:style-name="P13"><text:span text:style-name="T6">Respond to the event</text:span></text:p>
          </draw:text-box>
        </draw:frame>
        <draw:frame draw:style-name="gr13" draw:text-style-name="P14" xml:id="id2" draw:id="id2" draw:layer="layout" svg:width="2.5cm" svg:height="1.115cm" svg:x="19cm" svg:y="6cm">
          <draw:text-box>
            <text:p text:style-name="P13"><text:span text:style-name="T3">Get mouse pos</text:span></text:p>
          </draw:text-box>
        </draw:frame>
        <draw:connector draw:style-name="gr14" draw:text-style-name="P15" draw:layer="layout" draw:type="line" svg:x1="19.75cm" svg:y1="5cm" svg:x2="20.25cm" svg:y2="6cm" draw:start-shape="id1" draw:start-glue-point="6" draw:end-shape="id2" draw:end-glue-point="0" svg:d="M19750 5000l500 1000" svg:viewBox="0 0 501 100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2.845cm" svg:x="1.4cm" svg:y="0.518cm" presentation:class="title" presentation:user-transformed="true">
          <draw:text-box>
            <text:p><text:span text:style-name="T7">Появление нового элемента(изображения) на экране</text:span></text:p>
          </draw:text-box>
        </draw:frame>
        <draw:frame draw:style-name="gr15" draw:text-style-name="P11" draw:layer="layout" svg:width="18.5cm" svg:height="11.5cm" svg:x="0cm" svg:y="4cm">
          <draw:text-box>
            <text:p><text:span text:style-name="T8">чтобы появить новое изображение пользуется строку</text:span></text:p>
            <text:p><text:span text:style-name="T8"><text:s text:c="4"/></text:span><text:span text:style-name="T8">self.rect.midbottom = self.screen_rect.midbottom</text:span></text:p>
            <text:p><text:span text:style-name="T8">это просто к примеру.</text:span></text:p>
            <text:p><text:span text:style-name="T8">Это не все. нужна какая-то инструкция, которая будет рисовать изображение</text:span></text:p>
            <text:p><text:span text:style-name="T8">на экране. эта строка, по моему, всего лишь выравнивает позиции прямоугольника</text:span></text:p>
            <text:p><text:span text:style-name="T8">этого изображения. делая его атрибут midbottom совпадать с midbottom прямоугольника экрана.</text:span></text:p>
            <text:p><text:span text:style-name="T8">Ну как его отображать на экран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17.6cm" svg:height="1.793cm" svg:x="0cm" svg:y="0.707cm" presentation:class="title" presentation:user-transformed="true">
          <draw:text-box>
            <text:p text:style-name="P13"><text:span text:style-name="T9">Метод blit()</text:span></text:p>
          </draw:text-box>
        </draw:frame>
        <draw:frame draw:style-name="gr15" draw:text-style-name="P11" draw:layer="layout" svg:width="17cm" svg:height="11.5cm" svg:x="0cm" svg:y="3cm">
          <draw:text-box>
            <text:p/>
            <text:p>screen.blit(self.image, self.rect)</text:p>
            <text:p>принимает изображение и его прямоугольник. вызывается из объекта экрана.</text:p>
            <text:p><text:s text:c="4"/>screen = pygame.display.set_mode((width, height)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19.099cm" svg:height="1.872cm" svg:x="0cm" svg:y="0.628cm" presentation:class="title" presentation:user-transformed="true">
          <draw:text-box>
            <text:p><text:span text:style-name="T10">НАСТРОЙКИ ЭКРАНА</text:span></text:p>
          </draw:text-box>
        </draw:frame>
        <draw:frame draw:style-name="gr16" draw:text-style-name="P11" draw:layer="layout" svg:width="15.5cm" svg:height="13.25cm" svg:x="0cm" svg:y="2.5cm">
          <draw:text-box>
            <text:p><text:span text:style-name="T4">информацию о размере экрана можно получить из модуля pyautogui, методом</text:span></text:p>
            <text:p><text:span text:style-name="T4">pyautogui.size(), затем использовать метод pygame.display.set_mode((width, height))</text:span></text:p>
            <text:p><text:span text:style-name="T4">для создание объекта вашего экрана.</text:span></text:p>
            <text:p><text:span text:style-name="T4">Чтобы настроить цвета фона экрана пользуется методом, вызывая его из объекта</text:span></text:p>
            <text:p><text:span text:style-name="T4">конкретного экрана, fill('значение цвета').</text:span></text:p>
            <text:p><text:span text:style-name="T4">эти инструкции нарисуют экран, но он пока не будут отображаться на мониторе.</text:span></text:p>
            <text:p/>
            <text:p><text:span text:style-name="T4">чтобы отображать нарисованный экран один раз используется метод pygame.display.flip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4.6cm" svg:height="1.874cm" svg:x="1.4cm" svg:y="0.626cm" presentation:class="title" presentation:user-transformed="true">
          <draw:text-box>
            <text:p><text:span text:style-name="T9">РИСОВАНИЕ ЭЛЕМЕНТА НА ЭКРАНЕ ПИКСЕЛЯМИ</text:span></text:p>
          </draw:text-box>
        </draw:frame>
        <draw:frame draw:style-name="gr17" draw:text-style-name="P11" draw:layer="layout" svg:width="18cm" svg:height="12.75cm" svg:x="0cm" svg:y="3cm">
          <draw:text-box>
            <text:p><text:span text:style-name="T8">чтобы нарисовать элементы на экране, не отображать изображение, но рисовать элемент пользуется</text:span></text:p>
            <text:p><text:span text:style-name="T8">метод pygame.draw.rect(screen, color, rect)</text:span></text:p>
            <text:p><text:span text:style-name="T8"><text:s text:c="4"/></text:span><text:span text:style-name="T8">screen - объект экрана (поверхности), на котором будет нарисован элемент</text:span></text:p>
            <text:p><text:span text:style-name="T8"><text:s text:c="4"/></text:span><text:span text:style-name="T8">color - цвет нарисуемого элемента</text:span></text:p>
            <text:p><text:span text:style-name="T8"><text:s text:c="4"/></text:span><text:span text:style-name="T8">rect - прямоугольник, окружающий элемент</text:span></text:p>
            <text:p><text:span text:style-name="T8"/></text:p>
            <text:p><text:span text:style-name="T8">pygame.Rect(x,y, width, height) - создает прямоугольник нарисуемого элемента.</text:span></text:p>
            <text:p><text:span text:style-name="T8">отличается от метода создания прямоугольника для изображения: pygame.image.load('path').get_rect()</text:span></text:p>
            <text:p><text:span text:style-name="T8">Этот метод создает прямоугольник в позиции x,y экрана, высотой и шириной height, width, затем этот</text:span></text:p>
            <text:p><text:span text:style-name="T8">прямоугольник нарисуется методом pygame.draw.rect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2.599cm" svg:height="1.874cm" svg:x="4cm" svg:y="0.626cm" presentation:class="title" presentation:user-transformed="true">
          <draw:text-box>
            <text:p><text:span text:style-name="T10">ПЕРЕМЕЩЕНИЕ ЭЛЕМЕНТА ПО ЭКРАНУ</text:span></text:p>
          </draw:text-box>
        </draw:frame>
        <draw:frame draw:style-name="gr18" draw:text-style-name="P11" draw:layer="layout" svg:width="14.5cm" svg:height="12.5cm" svg:x="0.5cm" svg:y="3cm">
          <draw:text-box>
            <text:p><text:span text:style-name="T4">элемент на экране перемещается при обновлении атрибута item.rect.x (горизонтально), item.rect.y (веритикально).</text:span></text:p>
            <text:p><text:span text:style-name="T4">это координаты центра прямоугольника элемента.</text:span></text:p>
            <text:p><text:span text:style-name="T4">сначала нужно получить прямоугольник нарисованного элемента:</text:span></text:p>
            <text:p><text:span text:style-name="T4"><text:s text:c="4"/></text:span><text:span text:style-name="T4">если элемент был создан методом pygame.Rect() тогда прямоугольник уже есть. следует просто</text:span></text:p>
            <text:p><text:span text:style-name="T4"><text:s text:c="4"/></text:span><text:span text:style-name="T4">взять параметры x и y.</text:span></text:p>
            <text:p/>
            <text:p><text:span text:style-name="T4">после обновления позиции элемента следует обновлять его на экране. Это будет сделано при обновлении экрана</text:span></text:p>
            <text:p><text:span text:style-name="T4">когда новый нарисованный экран отображается опять. Все элементы будут в новых позициях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7" draw:layer="layout" svg:width="17.599cm" svg:height="1.372cm" svg:x="3.5cm" svg:y="0.5cm" presentation:class="title" presentation:user-transformed="true">
          <draw:text-box>
            <text:p><text:span text:style-name="T10">КАК ДОБАВИТЬ КНОПКУ</text:span></text:p>
          </draw:text-box>
        </draw:frame>
        <draw:frame draw:style-name="gr16" draw:text-style-name="P11" draw:layer="layout" svg:width="18cm" svg:height="13.25cm" svg:x="0cm" svg:y="2.5cm">
          <draw:text-box>
            <text:p><text:span text:style-name="T8">кнопка является элементом игры, поэтому лучше создать ее отдельный класс.</text:span></text:p>
            <text:p><text:span text:style-name="T8">кнопкой является прямоугольник с текстовой надписью.</text:span></text:p>
            <text:p><text:span text:style-name="T8">как и прежде, можно создать прямоугольник кнопки методом pygame.Rect(x, y, width, height)</text:span></text:p>
            <text:p><text:span text:style-name="T8">а дальнейшее можно настроить первоначальную позицию прямоугольника: по центру - rect.center</text:span></text:p>
            <text:p><text:span text:style-name="T8">или по среднему верхнего края - rect.midtop, присваивав значения соответствующей позиции на прямоугольнике экрана.</text:span></text:p>
            <text:p/>
            <text:p><text:span text:style-name="T8">button.width</text:span></text:p>
            <text:p><text:span text:style-name="T8">button.height</text:span></text:p>
            <text:p><text:span text:style-name="T8">button.theme_color</text:span></text:p>
            <text:p><text:span text:style-name="T8">button.text_font_color</text:span></text:p>
            <text:p><text:span text:style-name="T8">button.text_font = pygame.font.SysFont(None, 48) - для вывода текста на экране игры</text:span></text:p>
            <text:p><text:span text:style-name="T8">button_rect = pygame.Rect(0,0, button.width, button.height)</text:span></text:p>
            <text:p><text:span text:style-name="T8">button_rect.center = screen_rect.center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19" draw:text-style-name="P11" draw:layer="layout" svg:width="14.5cm" svg:height="16.502cm" svg:x="0cm" svg:y="0cm">
          <draw:text-box>
            <text:p><text:span text:style-name="T4">настроив </text:span><text:span text:style-name="T4">все </text:span><text:span text:style-name="T4">параметр</text:span><text:span text:style-name="T4">ы кнопки и </text:span><text:span text:style-name="T4">приготови</text:span><text:span text:style-name="T4">в текст </text:span><text:span text:style-name="T4">методом </text:span><text:span text:style-name="T4">pygame.fo</text:span><text:span text:style-name="T4">nt.SysFont</text:span><text:span text:style-name="T4">(), теперь </text:span><text:span text:style-name="T4">можно </text:span><text:span text:style-name="T4">идти </text:span><text:span text:style-name="T4">дальше.</text:span></text:p>
            <text:p><text:span text:style-name="T4">Чтобы </text:span><text:span text:style-name="T4">выводить </text:span><text:span text:style-name="T4">прямоугол</text:span><text:span text:style-name="T4">ьник </text:span><text:span text:style-name="T4">кнопки на </text:span><text:span text:style-name="T4">экран </text:span><text:span text:style-name="T4">можно </text:span><text:span text:style-name="T4">пользоват</text:span><text:span text:style-name="T4">ься </text:span><text:span text:style-name="T4">методом </text:span><text:span text:style-name="T4">pygame.dr</text:span><text:span text:style-name="T4">aw.rect(), </text:span><text:span text:style-name="T4">но это не</text:span></text:p>
            <text:p><text:span text:style-name="T4">поможет.</text:span></text:p>
            <text:p><text:span text:style-name="T4">Напомина</text:span><text:span text:style-name="T4">ем, что </text:span><text:span text:style-name="T4">метода </text:span><text:span text:style-name="T4">fill(), </text:span><text:span text:style-name="T4">вызванны</text:span><text:span text:style-name="T4">й из </text:span><text:span text:style-name="T4">объекта </text:span><text:span text:style-name="T4">экрана </text:span><text:span text:style-name="T4">наполняет</text:span><text:span text:style-name="T4">(укращает</text:span><text:span text:style-name="T4">) экран </text:span><text:span text:style-name="T4">цветом, а </text:span><text:span text:style-name="T4">раньше </text:span><text:span text:style-name="T4">мы только</text:span></text:p>
            <text:p><text:span text:style-name="T4">передали </text:span><text:span text:style-name="T4">методу </text:span><text:span text:style-name="T4">значение </text:span><text:span text:style-name="T4">цвета, а </text:span><text:span text:style-name="T4">областью </text:span><text:span text:style-name="T4">укрощени</text:span><text:span text:style-name="T4">я было </text:span><text:span text:style-name="T4">весь </text:span><text:span text:style-name="T4">экран.</text:span></text:p>
            <text:p><text:span text:style-name="T4">Теперь </text:span><text:span text:style-name="T4">можно им </text:span><text:span text:style-name="T4">пользоват</text:span><text:span text:style-name="T4">ься еще, </text:span><text:span text:style-name="T4">передавая </text:span><text:span text:style-name="T4">еще </text:span><text:span text:style-name="T4">область </text:span><text:span text:style-name="T4">укрощени</text:span><text:span text:style-name="T4">е, чем </text:span><text:span text:style-name="T4">является </text:span><text:span text:style-name="T4">прямоугол</text:span><text:span text:style-name="T4">ьник </text:span><text:span text:style-name="T4">кнопки на </text:span><text:span text:style-name="T4">экране.</text:span></text:p>
            <text:p><text:span text:style-name="T4">Где этот </text:span><text:span text:style-name="T4">прямоугол</text:span><text:span text:style-name="T4">ьник </text:span><text:span text:style-name="T4">находится </text:span><text:span text:style-name="T4">будет </text:span><text:span text:style-name="T4">украшено </text:span><text:span text:style-name="T4">данным </text:span><text:span text:style-name="T4">цветом.</text:span></text:p>
            <text:p><text:span text:style-name="T4">Еще мы </text:span><text:span text:style-name="T4">вызываем </text:span><text:span text:style-name="T4">из </text:span><text:span text:style-name="T4">объекта </text:span><text:span text:style-name="T4">экрана.</text:span></text:p>
            <text:p/>
            <text:p><text:span text:style-name="T4">screen.fill('</text:span><text:span text:style-name="T4">color',butto</text:span><text:span text:style-name="T4">n_rect)</text:span></text:p>
            <text:p><text:span text:style-name="T4"/></text:p>
            <text:p><text:span text:style-name="T4">Теперь </text:span><text:span text:style-name="T4">кнопка </text:span><text:span text:style-name="T4">есть, но </text:span><text:span text:style-name="T4">текста нет. </text:span><text:span text:style-name="T4">Готовить </text:span><text:span text:style-name="T4">текст для </text:span><text:span text:style-name="T4">вывода </text:span><text:span text:style-name="T4">уже </text:span><text:span text:style-name="T4">сделано </text:span><text:span text:style-name="T4">pygame.fo</text:span><text:span text:style-name="T4">nt.SysFont</text:span><text:span text:style-name="T4">()</text:span></text:p>
            <text:p><text:span text:style-name="T4">Теперь </text:span><text:span text:style-name="T4">для </text:span><text:span text:style-name="T4">объекта </text:span><text:span text:style-name="T4">текста. </text:span><text:span text:style-name="T4">Она </text:span><text:span text:style-name="T4">выводится </text:span><text:span text:style-name="T4">в виде </text:span><text:span text:style-name="T4">графическ</text:span><text:span text:style-name="T4">ого </text:span><text:span text:style-name="T4">изображе</text:span><text:span text:style-name="T4">ния. метод </text:span><text:span text:style-name="T4">text_font.fo</text:span><text:span text:style-name="T4">nt.render('</text:span><text:span text:style-name="T4">msg', bool, </text:span><text:span text:style-name="T4">text_font_c</text:span><text:span text:style-name="T4">olor, </text:span><text:span text:style-name="T4">button_col</text:span><text:span text:style-name="T4">or)</text:span></text:p>
            <text:p><text:span text:style-name="T4">помогает </text:span><text:span text:style-name="T4">создать </text:span><text:span text:style-name="T4">это </text:span><text:span text:style-name="T4">изображе</text:span><text:span text:style-name="T4">ние. А как </text:span><text:span text:style-name="T4">и другие </text:span><text:span text:style-name="T4">изображе</text:span><text:span text:style-name="T4">ния его </text:span><text:span text:style-name="T4">можно </text:span><text:span text:style-name="T4">округлить </text:span><text:span text:style-name="T4">прямоугол</text:span><text:span text:style-name="T4">ьником - </text:span></text:p>
            <text:p><text:span text:style-name="T4">msg_imag</text:span><text:span text:style-name="T4">e_rect = </text:span><text:span text:style-name="T4">self.msg_i</text:span><text:span text:style-name="T4">mage.get_</text:span><text:span text:style-name="T4">rect()</text:span></text:p>
            <text:p><text:span text:style-name="T4">а затем </text:span><text:span text:style-name="T4">настроить </text:span><text:span text:style-name="T4">позицию, </text:span><text:span text:style-name="T4">модифиру</text:span><text:span text:style-name="T4">я </text:span><text:span text:style-name="T4">параметр</text:span><text:span text:style-name="T4">ы x, y </text:span><text:span text:style-name="T4">прямоугол</text:span><text:span text:style-name="T4">ьника.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0" draw:text-style-name="P11" draw:layer="layout" svg:width="18.5cm" svg:height="15.5cm" svg:x="0cm" svg:y="0cm">
          <draw:text-box>
            <text:p><text:span text:style-name="T8">self.msg_image = self.text_font.font.render(msg, True, text_font_color, button_color)</text:span></text:p>
            <text:p><text:span text:style-name="T8">self.msg_image_rect = self.msg_image.get_rect()</text:span></text:p>
            <text:p><text:span text:style-name="T8">self.msg_image_rect. x = 000</text:span></text:p>
            <text:p><text:span text:style-name="T8">self.msg_image_rect.y = 000</text:span></text:p>
            <text:p><text:span text:style-name="T8"/></text:p>
            <text:p><text:span text:style-name="T8">Т</text:span><text:span text:style-name="T4">еперь имеется текст, но как же его отображать на прямоугольнике кнопки?</text:span></text:p>
            <text:p><text:span text:style-name="T4">Метода blit(), вызванный из оъекта экрана отображает изображения в их настроенных позициях.</text:span></text:p>
            <text:p><text:span text:style-name="T4">Он принимает объект изображение - msg_image - и прямоугольник изображения - msg_image_rect.</text:span></text:p>
            <text:p><text:span text:style-name="T8"/></text:p>
            <text:p><text:span text:style-name="T4">screen.blit(self.msg_image, self.msg_image_rect)</text:span></text:p>
            <text:p><text:span text:style-name="T8"/></text:p>
            <text:p><text:span text:style-name="T4">Порядок вызова методов draw_button() и _prep_msg() очень важен, потому что вызов метода draw_button зависит от присутствия параметров</text:span></text:p>
            <text:p><text:span text:style-name="T4">которые только определены в методе _prep_msg(), а если вызвать его первым будет июсключение AttributeError.</text:span></text:p>
            <text:p><text:span text:style-name="T4">Теперь кнопка готова к щельчке, если нужно, или можно ее оставить так, и пусть она служила поле сообщени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1" draw:text-style-name="P17" draw:layer="layout" svg:width="10cm" svg:height="9cm" svg:x="0.5cm" svg:y="0.5cm">
          <draw:text-box>
            <text:p text:style-name="P16"><text:span text:style-name="T4">Давайте создаем другое поле сообщения, которое будет появлятся когда корабль столкнулся с прищельцами.</text:span></text:p>
            <text:p text:style-name="P16"><text:span text:style-name="T4">Даже когда все уже настроенно на экране они не поялвляются до тех пор пока метода pygame.display.flip() не вызван. Именно он отображает</text:span></text:p>
            <text:p text:style-name="P16"><text:span text:style-name="T4">новый нарисованный экран с новыми элементами и их позициями.</text:span></text:p>
            <text:p text:style-name="P16"><text:span text:style-name="T4"/></text:p>
            <text:p text:style-name="P16"><text:span text:style-name="T4">ВАЖНО: ДЛЯ ВЫВОДА ТЕКСТА ПОТРЕБУЕТСЯ ИМПОРТИРОВАТЬ pygame.fo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8" draw:layer="layout" svg:width="19.099cm" svg:height="1.374cm" svg:x="1cm" svg:y="0.5cm" presentation:class="title" presentation:user-transformed="true">
          <draw:text-box>
            <text:p><text:span text:style-name="T9">ОБРАБОТКА СТОЛКНОВЕНИЯ ЭЛЕМЕНТОВ</text:span></text:p>
          </draw:text-box>
        </draw:frame>
        <draw:frame draw:style-name="gr22" draw:text-style-name="P11" draw:layer="layout" svg:width="17.5cm" svg:height="13cm" svg:x="0cm" svg:y="2.5cm">
          <draw:text-box>
            <text:p><text:span text:style-name="T4">Иногда элементы сталкиваются или касаются друг друга.</text:span></text:p>
            <text:p><text:span text:style-name="T4">Существует такой модуль pygame.sprite в котором определен класс <text:s/>Sprite. Если пользовательский класс</text:span></text:p>
            <text:p><text:span text:style-name="T4">насследует от него он может пользоваться его методами. А важно помнить, что нужно добавить строку super().__init__()</text:span></text:p>
            <text:p><text:span text:style-name="T4">иначе методы не бы были доступными.</text:span></text:p>
            <text:p/>
            <text:p><text:span text:style-name="T4">Один из способностей класса Sprite - это группировка элементов. Их можно собирать, чтоб обрабатывать их все одновременно.</text:span></text:p>
            <text:p><text:span text:style-name="T4">Короче, создать список этих элементов.</text:span></text:p>
            <text:p/>
            <text:p><text:span text:style-name="T4">КАК ЖЕ СОЗДАТЬ ГРУППУ ЭТИХ ЭЛЕМЕНТОВ?</text:span></text:p>
            <text:p><text:span text:style-name="T4">с помощью класса pygame.sprite.Group().</text:span></text:p>
            <text:p><text:span text:style-name="T4">pygame.sprite.Group - это класс, а его экземпляр представляет собой группу элементов. В этой группе не то хранятся экземплярвы одного</text:span></text:p>
            <text:p><text:span text:style-name="T4">класса, например:</text:span></text:p>
            <text:p><text:span text:style-name="T4"><text:s text:c="4"/></text:span><text:span text:style-name="T4">self.bullets = pygame.sprite.Group() - будет сохранен экземпляры класса Bullet, НЕТ.</text:span></text:p>
            <text:p><text:span text:style-name="T4"><text:s text:c="4"/></text:span><text:span text:style-name="T4">можно добавить экземпляры разных классов, но будьте осторожны. полезно, чтобы у всех были одинаковые методы поэтому они</text:span></text:p>
            <text:p><text:span text:style-name="T4"><text:s text:c="4"/></text:span><text:span text:style-name="T4">все были из одного клас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23" draw:text-style-name="P11" draw:layer="layout" svg:width="17cm" svg:height="14.5cm" svg:x="0.5cm" svg:y="1cm">
          <draw:text-box>
            <text:p><text:span text:style-name="T2">этот список(группа) можно расширить. А как же добавить элементы в нее?</text:span></text:p>
            <text:p><text:span text:style-name="T2">С помощью метода add, вызванного через экземпляр класса pygame.sprite.Group. - self.bullets.add(my_object).</text:span></text:p>
            <text:p><text:span text:style-name="T2">Для переборки через каждый элемент можно с помощью цикла for:</text:span></text:p>
            <text:p><text:span text:style-name="T2"><text:s text:c="4"/></text:span><text:span text:style-name="T2">for item in self.bullets.sprites():</text:span></text:p>
            <text:p><text:span text:style-name="T2">sprites, вызывнный из объекта группы возвращает список элементов в группе, а потом можно их обработать.</text:span></text:p>
            <text:p/>
            <text:p><text:span text:style-name="T2">Удалить элементы их группы делается методом remove().</text:span></text:p>
            <text:p><text:span text:style-name="T2">Но для удаления в цикле for нужно перебирать копию группы, чтобы длина не изменилась, так требует python. Иначе после удаления</text:span></text:p>
            <text:p><text:span text:style-name="T2">элемента длина группы уменьшается а перебирать невозможно продолжаться.</text:span></text:p>
            <text:p/>
            <text:p><text:span text:style-name="T2">ЗДЕСЬ МЫ ВЫУЧИЛИ О ГРУППЕ PYGAME.SPRITE.GROUP, КАК ДОБАВИТЬ И УДАЛИТЬ ЭЛЕМЕНТЫ ИЗ НЕЁ. А ТАК ЖЕ УЧИЛИ, ЧТО ВАЖНО, ЧТОБЫ ЭЛЕМЕНТ,</text:span></text:p>
            <text:p><text:span text:style-name="T2">ВХОДЯЩИЙ В ЭТУ ГРППУ БЫЛ ИЗ КЛАССА, НАССЛЕДУЮЩЕГО ИЗ КЛАССА Sprie ИЗ МОДУЛЯ pygame.sprite.</text:span></text:p>
            <text:p><text:span text:style-name="T2">МЫ УЧИЛИ КАК ПЕРЕБИРАТЬ ГРУППУ И ЕГО КОПИЮ, my_group.sprites(), my_group.copy()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24" draw:text-style-name="P11" draw:layer="layout" svg:width="17cm" svg:height="13.883cm" svg:x="0cm" svg:y="1cm">
          <draw:text-box>
            <text:p><text:span text:style-name="T4">Мы уже знаем о группах pygame.sprite.Group. Теперь к теме этой главы - как обрабатывать столкнование элементов.</text:span></text:p>
            <text:p><text:span text:style-name="T4">Берьем к примеру наш класс Alien в модули alien.py.</text:span></text:p>
            <text:p><text:span text:style-name="T4">Он тоже насследует от класса Sprite, что позволяет его экземпляры входить в группу pygame.sprite.Group. </text:span></text:p>
            <text:p><text:span text:style-name="T4">Существует такой метод - pygame.sprite.groupcollide.</text:span></text:p>
            <text:p><text:span text:style-name="T4">Он выявляет коллизии между элементами двух групп pygame.sprite.Group. Нам нужно вызывать этот метод после обновления</text:span></text:p>
            <text:p><text:span text:style-name="T4">позиции элемента.</text:span></text:p>
            <text:p/>
            <text:p><text:span text:style-name="T4">Как же работает метод pygame.sprite.groupcollide?</text:span></text:p>
            <text:p><text:span text:style-name="T4">Если есть столкновение между элементами метод возвращает словарь с одной парой - ключ: значение.</text:span></text:p>
            <text:p><text:span text:style-name="T4">вызов: collisions = pygame.sprite.collidegroup(first_pygame_group, second_pygame_group, bool_for_grp_1, bool_for_grp_2).</text:span></text:p>
            <text:p><text:span text:style-name="T4"><text:s text:c="4"/></text:span><text:span text:style-name="T4">Ключ будет элемент из первой переданной группы, а значение - элемент из второй переданной группы.</text:span></text:p>
            <text:p><text:span text:style-name="T4"><text:s text:c="4"/></text:span><text:span text:style-name="T4">значение <text:s/>bool_for_grp_1 = True значит - удалить первый сталкивающийся элемент из его группы при коллизии, а False не</text:span></text:p>
            <text:p><text:span text:style-name="T4"><text:s text:c="4"/></text:span><text:span text:style-name="T4">удалить его.</text:span></text:p>
            <text:p><text:span text:style-name="T4"><text:s text:c="4"/></text:span><text:span text:style-name="T4">Он продолжает существовать и может дальше стакливаться с дргугими элементами. Так же для bool_for_grp_2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25" draw:text-style-name="P11" draw:layer="layout" svg:width="13.5cm" svg:height="15cm" svg:x="0cm" svg:y="0cm">
          <draw:text-box>
            <text:p><text:span text:style-name="T2">Одновременно словарь имеет одна пара - сталкивающиеся элементы в данный момент. эту пару перепишут при коллизии других элементов.</text:span></text:p>
            <text:p><text:span text:style-name="T2">Если элемент из первой группы сталкивается с более одного элементами одновременно, то его соответствующим значением будет список всех</text:span></text:p>
            <text:p><text:span text:style-name="T2">этих элементов:</text:span></text:p>
            <text:p><text:span text:style-name="T2"><text:s text:c="4"/></text:span><text:span text:style-name="T2">{&lt;Rects Sprite(in 0 groups)&gt;: [&lt;Wall Sprite(in 0 groups)&gt;, &lt;Wall Sprite(in 0 groups)&gt;]}</text:span></text:p>
            <text:p/>
            <text:p><text:span text:style-name="T2">метод groupcollide сравнивает атрибуты rect для членов обеих групп. Поэтому объектам групп нужно иметь эти атрибуты, иначе бросается</text:span></text:p>
            <text:p><text:span text:style-name="T2">исключение AttributeError.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2.629cm" svg:x="1.4cm" svg:y="0.624cm" presentation:class="title" presentation:user-transformed="true">
          <draw:text-box>
            <text:p><text:span text:style-name="T9">ИЗУЧАЕМ ПОРЯДОК ПОСТАВЛЕНИЯ ЭЛЕМЕНТОВ ИГРЫ</text:span></text:p>
          </draw:text-box>
        </draw:frame>
        <draw:frame draw:style-name="gr26" draw:text-style-name="P11" draw:layer="layout" svg:width="22.5cm" svg:height="7.541cm" svg:x="0cm" svg:y="3.5cm">
          <draw:text-box>
            <text:p><text:span text:style-name="T4">ship.rect.x 10 * ship_number * ship.rect.width</text:span></text:p>
            <text:p/>
            <text:p><text:span text:style-name="T4">координат х - это координата левого верхнего угла прямоугольника элемента. Если это первый корабль в последовательности, то есть</text:span></text:p>
            <text:p><text:span text:style-name="T4">ship_number = 0, тогда этот угол будет касаться на левом крае экрана, а второый корабль - ship_number = 1, этот угол будет 10 пиксель</text:span></text:p>
            <text:p><text:span text:style-name="T4">от левого края экрана, умноженный на ширину корабля. а это значит, что если ширина равна 5, тогда угол второго корабля будет 50 пиксель от</text:span></text:p>
            <text:p><text:span text:style-name="T4">левого края экрана. А разница между краями первого и второго кораблей будет 40 пикселов. Пространство между кораблями создается разницей правого</text:span></text:p>
            <text:p><text:span text:style-name="T4">верхнего края прямоугольника первого корабля и левого верхнего края прямоугольника второго корабля, а это будет 45 пиксель.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draw:style-name="gr22" draw:text-style-name="P11" draw:layer="layout" svg:width="12.5cm" svg:height="13cm" svg:x="0cm" svg:y="0cm">
          <draw:text-box>
            <text:p text:style-name="P16"><text:span text:style-name="T2">Перейдем к третьему кораблю.</text:span></text:p>
            <text:p text:style-name="P16"><text:span text:style-name="T2">Угол левого края его прямоугольника будет 10 * 2 * 5 = 100 пиксель от левого края экрана, 100 - (50 + 5) <text:s/>= 45 пиксель от правого верхнего угла</text:span></text:p>
            <text:p text:style-name="P16"><text:span text:style-name="T2">прямоугольника второго корабля, что совпадает с предыдущим. Это означает, что корабли будут размещены на одном расстоянии рядом друг с другом.</text:span></text:p>
            <text:p text:style-name="P16"/>
            <text:p text:style-name="P16"><text:span text:style-name="T2">Сегодня мы научились показать количество кораблей. мы это выполняли способом вывода информации в графическом виде. это метода, использующий</text:span></text:p>
            <text:p text:style-name="P16"><text:span text:style-name="T2">изображения для отображения информации. Так же как мы добавили корабль и пришельцев на экран. Мы уже в это время импортировали изображения корабля</text:span></text:p>
            <text:p text:style-name="P16"><text:span text:style-name="T2">и создал атрибут с ним self.image в класс Ship, так чтобы у любого экземпляра класса он был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0.502cm" svg:height="1.187cm" svg:x="28cm" svg:y="4cm">
        <draw:text-box>
          <text:p/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3:06:44.863243953</meta:creation-date>
    <dc:date>2024-09-03T15:39:11.810377810</dc:date>
    <meta:editing-duration>PT8H19M12S</meta:editing-duration>
    <meta:editing-cycles>4</meta:editing-cycles>
    <meta:generator>LibreOffice/24.2.5.2$Linux_X86_64 LibreOffice_project/420$Build-2</meta:generator>
    <meta:document-statistic meta:object-count="95"/>
  </office:meta>
</office:document-meta>
</file>